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sans-serif" svg:font-family="sans-serif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paragraph-properties fo:text-align="end" style:justify-single-word="false"/>
      <style:text-properties officeooo:rsid="0019bd35" officeooo:paragraph-rsid="0019bd35"/>
    </style:style>
    <style:style style:name="P2" style:family="paragraph" style:parent-style-name="Text_20_body">
      <style:paragraph-properties fo:text-align="end" style:justify-single-word="false"/>
    </style:style>
    <style:style style:name="P3" style:family="paragraph" style:parent-style-name="Text_20_body">
      <style:paragraph-properties fo:text-align="center" style:justify-single-word="false"/>
    </style:style>
    <style:style style:name="P4" style:family="paragraph" style:parent-style-name="Text_20_body">
      <style:text-properties style:font-name="DejaVu Sans Mono" fo:font-size="11pt" style:font-size-asian="11pt" style:font-name-complex="DejaVu Sans Mono" style:font-size-complex="11pt"/>
    </style:style>
    <style:style style:name="P5" style:family="paragraph" style:parent-style-name="Title">
      <style:text-properties officeooo:rsid="0019bd35" officeooo:paragraph-rsid="0019bd35"/>
    </style:style>
    <style:style style:name="T1" style:family="text">
      <style:text-properties fo:font-style="normal" style:font-style-asian="normal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5">Grupo05</text:p>
      <text:p text:style-name="P3">Lista de exercícios </text:p>
      <text:p text:style-name="P3">Semana 01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Eberton Chaves Dias – 11621BSI215</text:p>
      <text:p text:style-name="P2">Elisângela Rithiely Evaristo de Souza - 11811BSI251</text:p>
      <text:p text:style-name="P2">Gabriel Miranda Silva - <text:s/>11621BSI222</text:p>
      <text:p text:style-name="P2"/>
      <text:p text:style-name="P2"/>
      <text:p text:style-name="P4"><text:soft-page-break/>--01-Nomes das Agências com depósitos (nome pode aparecer repetido)</text:p>
      <text:p text:style-name="P4">SELECT nome_agencia FROM deposito;</text:p>
      <text:p text:style-name="P4"/>
      <text:p text:style-name="P4"/>
      <text:p text:style-name="P4">--02-Nomes das Agências com depósitos (nome sem repetição)</text:p>
      <text:p text:style-name="P4">SELECT DISTINCT nome_agencia FROM deposito;</text:p>
      <text:p text:style-name="P4"/>
      <text:p text:style-name="P4"/>
      <text:p text:style-name="P4">--03-Nomes de Clientes com depósitos e empréstimos ao mesmo tempo;</text:p>
      <text:p text:style-name="P4">SELECT DISTINCT nome_cliente FROM deposito</text:p>
      <text:p text:style-name="P4">intersect </text:p>
      <text:p text:style-name="P4">SELECT DISTINCT nome_cliente FROM emprestimo;</text:p>
      <text:p text:style-name="P4"/>
      <text:p text:style-name="P4"/>
      <text:p text:style-name="P4">--04-Nomes de Clientes com depósitos e empréstimos ao mesmo tempo na agência PUC;</text:p>
      <text:p text:style-name="P4">SELECT DISTINCT nome_cliente FROM deposito WHERE nome_agencia='PUC'</text:p>
      <text:p text:style-name="P4">intersect </text:p>
      <text:p text:style-name="P4">SELECT DISTINCT nome_cliente FROM emprestimo WHERE nome_agencia='PUC';</text:p>
      <text:p text:style-name="P4"/>
      <text:p text:style-name="P4"/>
      <text:p text:style-name="P4">--Alternativa2 para incluir a condição uma única vez</text:p>
      <text:p text:style-name="P4">SELECT DISTINCT nome_cliente FROM </text:p>
      <text:p text:style-name="P4"><text:tab/>(<text:tab/>SELECT DISTINCT nome_cliente, nome_agencia FROM deposito</text:p>
      <text:p text:style-name="P4"><text:tab/><text:tab/>intersect </text:p>
      <text:p text:style-name="P4"><text:tab/><text:tab/>select DISTINCT nome_cliente, nome_agencia FROM emprestimo</text:p>
      <text:p text:style-name="P4"><text:tab/>) AS relatorio</text:p>
      <text:p text:style-name="P4">WHERE relatorio.nome_agencia = 'PUC';</text:p>
      <text:p text:style-name="P4"/>
      <text:p text:style-name="P4"/>
      <text:p text:style-name="P4"/>
      <text:p text:style-name="P4"/>
      <text:p text:style-name="P4"><text:soft-page-break/>--Alternativa3 para usar outro operador (IN)</text:p>
      <text:p text:style-name="P4">SELECT DISTINCT nome_cliente FROM deposito WHERE nome_agencia='PUC'</text:p>
      <text:p text:style-name="P4">AND nome_cliente IN (SELECT DISTINCT nome_cliente FROM emprestimo WHERE nome_agencia='PUC');</text:p>
      <text:p text:style-name="P4"/>
      <text:p text:style-name="P4"/>
      <text:p text:style-name="P4">--05-Nomes de Clientes com depósitos, mas sem empréstimos na agência PUC;</text:p>
      <text:p text:style-name="P4">SELECT nome_cliente FROM deposito WHERE nome_agencia='PUC' <text:s/></text:p>
      <text:p text:style-name="P4">except </text:p>
      <text:p text:style-name="P4">SELECT nome_cliente FROM emprestimo WHERE nome_agencia='PUC';</text:p>
      <text:p text:style-name="P4"/>
      <text:p text:style-name="P4"/>
      <text:p text:style-name="P4">SELECT DISTINCT nome_cliente FROM deposito WHERE nome_agencia='PUC' </text:p>
      <text:p text:style-name="P4">AND nome_cliente NOT IN (SELECT DISTINCT nome_cliente FROM emprestimo WHERE nome_agencia='PUC');</text:p>
      <text:p text:style-name="P4"/>
      <text:p text:style-name="P4"/>
      <text:p text:style-name="P4">--06-Clientes que possuem depósitos ou empréstimos na agencia da PUC</text:p>
      <text:p text:style-name="P4">SELECT DISTINCT nome_cliente FROM deposito WHERE nome_agencia='PUC'</text:p>
      <text:p text:style-name="P4">UNION</text:p>
      <text:p text:style-name="P4">SELECT DISTINCT nome_cliente FROM emprestimo WHERE nome_agencia='PUC';</text:p>
      <text:p text:style-name="P4"/>
      <text:p text:style-name="P4"/>
      <text:p text:style-name="P4">--07-Nomes de Clientes de Belo Horizonte</text:p>
      <text:p text:style-name="P4">SELECT nome_cliente</text:p>
      <text:p text:style-name="P4">FROM Cliente</text:p>
      <text:p text:style-name="P4">WHERE cidade_cliente='Belo Horizonte';</text:p>
      <text:p text:style-name="P4"/>
      <text:p text:style-name="P4"/>
      <text:p text:style-name="P4">--08-Nomes de clientes que tem 'Santos' no nome</text:p>
      <text:p text:style-name="P4">SELECT nome_cliente FROM cliente</text:p>
      <text:p text:style-name="P4">WHERE nome_cliente LIKE '%Santos%';</text:p>
      <text:p text:style-name="P4"><text:soft-page-break/></text:p>
      <text:p text:style-name="P4"/>
      <text:p text:style-name="P4">--09-Nomes de clientes que tem terminam com 'Souza' ou 'Sousa'</text:p>
      <text:p text:style-name="P4">SELECT nome_cliente</text:p>
      <text:p text:style-name="P4">FROM cliente</text:p>
      <text:p text:style-name="P4">WHERE nome_cliente LIKE '%Sou_a';</text:p>
      <text:p text:style-name="P4"/>
      <text:p text:style-name="P4"/>
      <text:p text:style-name="P4">--10-Total de depósitos para cada nome de cliente</text:p>
      <text:p text:style-name="P4">SELECT nome_cliente, sum(saldo_deposito)</text:p>
      <text:p text:style-name="P4">FROM deposito GROUP BY nome_cliente;</text:p>
      <text:p text:style-name="P4"/>
      <text:p text:style-name="P4"/>
      <text:p text:style-name="P4">--11-Nomes de clientes e depósitos que estão entre </text:p>
      <text:p text:style-name="P4">--R$ 3.000,00 e R$ 4.000,00</text:p>
      <text:p text:style-name="P4">SELECT nome_cliente, saldo_deposito</text:p>
      <text:p text:style-name="P4">FROM deposito </text:p>
      <text:p text:style-name="P4">WHERE saldo_deposito &gt;= 3000 </text:p>
      <text:p text:style-name="P4">AND <text:s/>saldo_deposito &lt;= 4000;</text:p>
      <text:p text:style-name="P4"/>
      <text:p text:style-name="P4">SELECT nome_cliente, saldo_deposito</text:p>
      <text:p text:style-name="P4">FROM deposito </text:p>
      <text:p text:style-name="P4">WHERE saldo_deposito BETWEEN 3000 AND 4000;</text:p>
      <text:p text:style-name="P4"/>
      <text:p text:style-name="P4"/>
      <text:p text:style-name="P4">--12-Nomes de clientes e a soma de depósitos de cada nome, </text:p>
      <text:p text:style-name="P4">--quando a soma for maior que R$ 5.000,00</text:p>
      <text:p text:style-name="P4"/>
      <text:p text:style-name="P4">SELECT nome_cliente, sum(saldo_deposito)</text:p>
      <text:p text:style-name="P4">FROM deposito GROUP BY nome_cliente</text:p>
      <text:p text:style-name="P4">HAVING sum(saldo_deposito) &gt; 5000;</text:p>
      <text:p text:style-name="P4"><text:soft-page-break/></text:p>
      <text:p text:style-name="P4">--13-Nomes de clientes e a soma de depósitos de cada nome,</text:p>
      <text:p text:style-name="P4">--quando a soma estiver entre R$ 1.000,00 e R$ 4.000,00,</text:p>
      <text:p text:style-name="P4">--em ordem pela soma</text:p>
      <text:p text:style-name="P4">SELECT nome_cliente, sum(saldo_deposito)</text:p>
      <text:p text:style-name="P4">FROM deposito GROUP BY nome_cliente</text:p>
      <text:p text:style-name="P4">HAVING sum(saldo_deposito) BETWEEN 1000 AND 4000</text:p>
      <text:p text:style-name="P4">ORDER BY sum(saldo_deposito);</text:p>
      <text:p text:style-name="P4"/>
      <text:p text:style-name="P4"/>
      <text:p text:style-name="P4">--14-Nomes de clientes e a soma de depósitos de cada nome,</text:p>
      <text:p text:style-name="P4">--quando a soma estiver maior do que a média de depósitos,</text:p>
      <text:p text:style-name="P4">--em ordem pela soma</text:p>
      <text:p text:style-name="P4">SELECT nome_cliente, sum(saldo_deposito)</text:p>
      <text:p text:style-name="P4">FROM deposito GROUP BY nome_cliente</text:p>
      <text:p text:style-name="P4">HAVING sum(saldo_deposito) &gt; avg(saldo_deposito)</text:p>
      <text:p text:style-name="P4">ORDER BY sum(saldo_deposito);</text:p>
      <text:p text:style-name="P4"/>
      <text:p text:style-name="P4"/>
      <text:p text:style-name="P4">--15-Faça uma listagem da soma de depósitos feitos</text:p>
      <text:p text:style-name="P4">--por cada cliente em cada agência. Ordene o resultado</text:p>
      <text:p text:style-name="P4">--pelo nome do cliente e depois pelo nome da agência.</text:p>
      <text:p text:style-name="P4">SELECT nome_agencia, nome_cliente, sum(saldo_deposito)</text:p>
      <text:p text:style-name="P4">FROM deposito </text:p>
      <text:p text:style-name="P4">GROUP BY nome_agencia, nome_cliente</text:p>
      <text:p text:style-name="P4">ORDER BY nome_cliente, nome_agencia;</text:p>
      <text:p text:style-name="P4"/>
      <text:p text:style-name="P4"/>
      <text:p text:style-name="P4">--16- Selecione os nomes dos clientes e a soma de depósitos</text:p>
      <text:p text:style-name="P4">--feitos por eles em cada agência que foram maiores que todos</text:p>
      <text:p text:style-name="P4">--os depósitos efetuados na agência 'Pampulha'.</text:p>
      <text:p text:style-name="P4"><text:soft-page-break/>--Conjunto1:</text:p>
      <text:p text:style-name="P4">SELECT nome_cliente, nome_agencia, sum(saldo_deposito) </text:p>
      <text:p text:style-name="P4">FROM deposito GROUP BY nome_cliente, nome_agencia;</text:p>
      <text:p text:style-name="P4"/>
      <text:p text:style-name="P4">--Conjunto2: </text:p>
      <text:p text:style-name="P4">SELECT sum(saldo_deposito) FROM deposito </text:p>
      <text:p text:style-name="P4">WHERE nome_agencia='Pampulha' GROUP BY nome_agencia;</text:p>
      <text:p text:style-name="P4"/>
      <text:p text:style-name="P4">--Conjunto1 HAVING sum &gt; ALL Conjunto2</text:p>
      <text:p text:style-name="P4">SELECT nome_cliente, nome_agencia, sum(saldo_deposito) </text:p>
      <text:p text:style-name="P4">FROM deposito GROUP BY nome_cliente, nome_agencia </text:p>
      <text:p text:style-name="P4">HAVING sum(saldo_deposito) &gt; ALL</text:p>
      <text:p text:style-name="P4">(SELECT sum(saldo_deposito) FROM deposito </text:p>
      <text:p text:style-name="P4">WHERE nome_agencia='Pampulha' GROUP BY nome_agencia);</text:p>
      <text:p text:style-name="P4"/>
      <text:p text:style-name="P4">--Funções de agregação:</text:p>
      <text:p text:style-name="P4"/>
      <text:p text:style-name="P4">--Encontre a soma total de depósitos para cada cliente</text:p>
      <text:p text:style-name="P4"><text:span text:style-name="Emphasis"><text:span text:style-name="T1">select nome_cliente, sum(saldo_deposito) </text:span></text:span></text:p>
      <text:p text:style-name="P4"><text:span text:style-name="Emphasis"><text:span text:style-name="T1">from deposito</text:span></text:span></text:p>
      <text:p text:style-name="P4"><text:span text:style-name="Emphasis"><text:span text:style-name="T1">group by nome_cliente;</text:span></text:span></text:p>
      <text:p text:style-name="P4"/>
      <text:p text:style-name="P4"/>
      <text:p text:style-name="P4">--Encontre a soma total de depósitos para cada cliente </text:p>
      <text:p text:style-name="P4">--e ordene pela ordem descendente dos depósitos</text:p>
      <text:p text:style-name="P4">select nome_cliente, sum(saldo_deposito) </text:p>
      <text:p text:style-name="P4">from deposito</text:p>
      <text:p text:style-name="P4">group by nome_cliente</text:p>
      <text:p text:style-name="P4">order by sum(saldo_deposito) desc;</text:p>
      <text:p text:style-name="P4"/>
      <text:p text:style-name="P4"/>
      <text:p text:style-name="P4"><text:soft-page-break/>--Conte quantos depósitos realizou cada cliente</text:p>
      <text:p text:style-name="P4">select nome_cliente, sum(1)</text:p>
      <text:p text:style-name="P4">from deposito</text:p>
      <text:p text:style-name="P4">group by nome_cliente;</text:p>
      <text:p text:style-name="P4"/>
      <text:p text:style-name="P4"/>
      <text:p text:style-name="P4">--Conte quantos depósitos realizou cada cliente e ordene </text:p>
      <text:p text:style-name="P4">--pelo ordem descendente da quantidade de depositos</text:p>
      <text:p text:style-name="P4">select nome_cliente, count(1)</text:p>
      <text:p text:style-name="P4">from deposito</text:p>
      <text:p text:style-name="P4">group by nome_cliente</text:p>
      <text:p text:style-name="P4">order by count(1) desc;</text:p>
      <text:p text:style-name="P4"/>
      <text:p text:style-name="P4"/>
      <text:p text:style-name="P4">--Encontre a soma total de depósitos para cada cliente,</text:p>
      <text:p text:style-name="P4">--e também a quantidade de depósitos. Mostre o resultado</text:p>
      <text:p text:style-name="P4">--ordenado primeiro pela ordem ascendente da quantidade de depósitos</text:p>
      <text:p text:style-name="P4">--e depois pela soma total descendente de depósitos de cada cliente</text:p>
      <text:p text:style-name="P4">select nome_cliente, sum(saldo_deposito), count(1) </text:p>
      <text:p text:style-name="P4">from deposito</text:p>
      <text:p text:style-name="P4">group by nome_cliente</text:p>
      <text:p text:style-name="P4">order by count(1), sum(saldo_deposito) desc;</text:p>
      <text:p text:style-name="P4"/>
      <text:p text:style-name="P4"/>
      <text:p text:style-name="P4">--Encontre o número de depositantes em cada agência</text:p>
      <text:p text:style-name="P4">select nome_agencia, count(nome_cliente)</text:p>
      <text:p text:style-name="P4">from deposito</text:p>
      <text:p text:style-name="P4">group by nome_agencia;</text:p>
      <text:p text:style-name="P4"/>
      <text:p text:style-name="P4"/>
      <text:p text:style-name="P4"/>
      <text:p text:style-name="P4"><text:soft-page-break/>--Mas a cláusula anterior está errada porque um cliente</text:p>
      <text:p text:style-name="P4">--pode fazer mais de um depósito por agencia. Veja:</text:p>
      <text:p text:style-name="P4">select nome_agencia, nome_cliente, count(nome_cliente)</text:p>
      <text:p text:style-name="P4">from deposito group by nome_agencia, nome_cliente</text:p>
      <text:p text:style-name="P4">order by nome_agencia;</text:p>
      <text:p text:style-name="P4"/>
      <text:p text:style-name="P4"/>
      <text:p text:style-name="P4">--Solução:</text:p>
      <text:p text:style-name="P4">select nome_agencia, count( distinct nome_cliente)</text:p>
      <text:p text:style-name="P4">from deposito</text:p>
      <text:p text:style-name="P4">group by nome_agencia;</text:p>
      <text:p text:style-name="P4"/>
      <text:p text:style-name="P4"/>
      <text:p text:style-name="P4">--Encontre o saldo médio de depósitos de cada agência</text:p>
      <text:p text:style-name="P4">select nome_agencia, avg(saldo_deposito)</text:p>
      <text:p text:style-name="P4">from deposito</text:p>
      <text:p text:style-name="P4">group by nome_agencia;</text:p>
      <text:p text:style-name="P4"/>
      <text:p text:style-name="P4"/>
      <text:p text:style-name="P4">--Encontre o saldo médio de depósitos de cada agência</text:p>
      <text:p text:style-name="P4">--mas mostre apenas as agencias e saldo médio que forem</text:p>
      <text:p text:style-name="P4">--maiores do que R$ 1.200,00</text:p>
      <text:p text:style-name="P4">select nome_agencia, avg(saldo_deposito)</text:p>
      <text:p text:style-name="P4">from deposito</text:p>
      <text:p text:style-name="P4">group by nome_agencia</text:p>
      <text:p text:style-name="P4">having avg(saldo_deposito) &gt; 1200;</text:p>
      <text:p text:style-name="P4"/>
      <text:p text:style-name="P4"/>
      <text:p text:style-name="P4">--Selecione o valor do maior depósito</text:p>
      <text:p text:style-name="P4">select max(saldo_deposito)</text:p>
      <text:p text:style-name="P4">from deposito;</text:p>
      <text:p text:style-name="P4"><text:soft-page-break/></text:p>
      <text:p text:style-name="P4"/>
      <text:p text:style-name="P4">--Selecione o valor do maior, da média e do menor depósito</text:p>
      <text:p text:style-name="P4">select max(saldo_deposito), avg(saldo_deposito), min(saldo_deposito)</text:p>
      <text:p text:style-name="P4">from deposito;</text:p>
      <text:p text:style-name="P4"/>
      <text:p text:style-name="P4"/>
      <text:p text:style-name="P4">--Selecione o valor do maior, da média </text:p>
      <text:p text:style-name="P4">--e do menor depósito, todos por agencia</text:p>
      <text:p text:style-name="P4">select nome_agencia, max(saldo_deposito), avg(saldo_deposito), min(saldo_deposito)</text:p>
      <text:p text:style-name="P4">from deposito</text:p>
      <text:p text:style-name="P4">group by nome_agencia;</text:p>
      <text:p text:style-name="P4"/>
      <text:p text:style-name="P4"/>
      <text:p text:style-name="P4">--Selecione o nome do cliente que fez o maior deposito</text:p>
      <text:p text:style-name="P4">select nome_cliente, saldo_deposito</text:p>
      <text:p text:style-name="P4">from deposito</text:p>
      <text:p text:style-name="P4">where saldo_deposito = (select max(saldo_deposito) from deposito)</text:p>
      <text:p text:style-name="P4"/>
      <text:p text:style-name="P4">--O CLIENTE "Thiago Andrade Fiuza", ANTES MORADOR DA CIDADE DE ITAMBACURI, MUDOU DE ENDEREÇO </text:p>
      <text:p text:style-name="P4">--E SOLICITOU A ALTERÇÃO DE SEUS DADOS NO BANCO. O NOVO ENDEREÇO PASSA A SER NA CIDADE DE </text:p>
      <text:p text:style-name="P4">--UBERLANDIA, À AVENIDA AFONSO PENA. ATUALIZE OS DADOS DO CLIENTE:</text:p>
      <text:p text:style-name="P4"/>
      <text:p text:style-name="P4">--ANTES</text:p>
      <text:p text:style-name="P4">SELECT * FROM CLIENTE WHERE CIDADE_CLIENTE = 'Itambacuri';</text:p>
      <text:p text:style-name="P4"/>
      <text:p text:style-name="P4">UPDATE CLIENTE SET CIDADE_CLIENTE = 'Uberlandia', </text:p>
      <text:p text:style-name="P4"><text:tab/><text:tab/> <text:s text:c="2"/>RUA_CLIENTE='Avenida Afonso Pena'</text:p>
      <text:p text:style-name="P4">WHERE <text:tab/>NOME_CLIENTE = 'Thiago Andrade Fiuza' </text:p>
      <text:p text:style-name="P4"><text:soft-page-break/>AND <text:tab/>CIDADE_CLIENTE = 'Itambacuri';</text:p>
      <text:p text:style-name="P4"/>
      <text:p text:style-name="P4">--DEPOIS</text:p>
      <text:p text:style-name="P4">SELECT * FROM CLIENTE WHERE CIDADE_CLIENTE = 'Uberlandia';</text:p>
      <text:p text:style-name="P4"/>
      <text:p text:style-name="P4"/>
      <text:p text:style-name="P4">--AO FINAL DO MÊS É NECESSÁRIO ATUALIZAR O SALDO DAS CONTAS DOS CLIENTES APLICANDO</text:p>
      <text:p text:style-name="P4">--A CORREÇÃO DA INFLAÇÃO DE 1% SOBRE AS MESMAS. IMPLEMENTE ESTA ATUALIZAÇÃO VIA SQL.</text:p>
      <text:p text:style-name="P4"/>
      <text:p text:style-name="P4">--ANTES E DEPOIS</text:p>
      <text:p text:style-name="P4">SELECT NOME_CLIENTE, SUM(SALDO_DEPOSITO) FROM DEPOSITO </text:p>
      <text:p text:style-name="P4">GROUP BY NOME_CLIENTE ORDER BY SUM(SALDO_DEPOSITO);</text:p>
      <text:p text:style-name="P4"/>
      <text:p text:style-name="P4">UPDATE DEPOSITO SET SALDO_DEPOSITO = SALDO_DEPOSITO * 1.01;</text:p>
      <text:p text:style-name="P4"/>
      <text:p text:style-name="P4"/>
      <text:p text:style-name="P4">--AO FINAL DO MÊS É NECESSÁRIO ATUALIZAR O SALDO DAS CONTAS DOS CLIENTES APLICANDO</text:p>
      <text:p text:style-name="P4">--OS JUROS DOS INVESTIMENTOS SOBRE AS MESMAS. </text:p>
      <text:p text:style-name="P4">--CLIENTES COM SALDO ATÉ DEZ MIL RECEBEM 3% DE ACRÉSCIMO.</text:p>
      <text:p text:style-name="P4">--CLIENTES COM SALDO MAIOR QUE DEZ MIL RECEBEM 5% DE ACRÉSCIMO.</text:p>
      <text:p text:style-name="P4"/>
      <text:p text:style-name="P4">--ANTES E DEPOIS</text:p>
      <text:p text:style-name="P4">SELECT NOME_CLIENTE, SUM(SALDO_DEPOSITO) FROM DEPOSITO </text:p>
      <text:p text:style-name="P4">GROUP BY NOME_CLIENTE ORDER BY SUM(SALDO_DEPOSITO);</text:p>
      <text:p text:style-name="P4"/>
      <text:p text:style-name="P4">UPDATE DEPOSITO SET SALDO_DEPOSITO = SALDO_DEPOSITO * 1.03</text:p>
      <text:p text:style-name="P4">WHERE SALDO_DEPOSITO &lt;= 10000;</text:p>
      <text:p text:style-name="P4"/>
      <text:p text:style-name="P4">UPDATE DEPOSITO SET SALDO_DEPOSITO = SALDO_DEPOSITO * 1.05</text:p>
      <text:p text:style-name="P4"><text:soft-page-break/>WHERE SALDO_DEPOSITO &gt; 10000;</text:p>
      <text:p text:style-name="P4"/>
      <text:p text:style-name="P4"/>
      <text:p text:style-name="P4">--A ORDEM DE EXECUÇÃO DAS CONSULTAS É IMPORTANTE PORQUE SENÃO UM </text:p>
      <text:p text:style-name="P4">--CLIENTE COM SALDO LIGEIRAMENTE INFERIOR A DEZ MIL PODE RECEBER </text:p>
      <text:p text:style-name="P4">--UM ACRÉSCIMO DE 8.15% = (1.03*1.05)</text:p>
      <text:p text:style-name="P4"/>
      <text:p text:style-name="P4">--INSERIR NOVOS DEPOSITOS NO BANCO DE DADOS</text:p>
      <text:p text:style-name="P4"/>
      <text:p text:style-name="P4">SELECT * FROM CONTA;</text:p>
      <text:p text:style-name="P4">SELECT * FROM DEPOSITO;</text:p>
      <text:p text:style-name="P4">SELECT * FROM CLIENTE;</text:p>
      <text:p text:style-name="P4"/>
      <text:p text:style-name="P4">INSERT INTO CLIENTE VALUES('Carlos Eduardo', 'Rua 0', 'Udão');</text:p>
      <text:p text:style-name="P4">INSERT INTO CONTA VALUES(20000, 'PUC', 'Carlos Eduardo', 0);</text:p>
      <text:p text:style-name="P4"/>
      <text:p text:style-name="P4">INSERT INTO DEPOSITO</text:p>
      <text:p text:style-name="P4">VALUES (10000, 20000, <text:s/>'PUC', 'Carlos Eduardo', 1200);</text:p>
      <text:p text:style-name="P4"/>
      <text:p text:style-name="P4">--INCLUIR PARA TODOS OS CLIENTES COM EMPRESTIMOS NA AGENCIA PUC</text:p>
      <text:p text:style-name="P4">--UMA CONTA DE DEPÓSITO NO VALOR DE R$ 200,00.</text:p>
      <text:p text:style-name="P4">INSERT INTO DEPOSITO</text:p>
      <text:p text:style-name="P4">SELECT NUMERO_EMPRESTIMO, NUMERO_CONTA, NOME_AGENCIA, NOME_CLIENTE, 200</text:p>
      <text:p text:style-name="P4">FROM EMPRESTIMO WHERE NOME_AGENCIA = 'PUC';</text:p>
      <text:p text:style-name="P4"/>
      <text:p text:style-name="P4"/>
      <text:p text:style-name="P4">--01-Nome e cidade de clientes que possuem algum emprestimo, ordenado pelo nome do cliente</text:p>
      <text:p text:style-name="P4">SELECT DISTINCT cliente.nome_cliente, cidade_cliente</text:p>
      <text:p text:style-name="P4">FROM emprestimo, cliente</text:p>
      <text:p text:style-name="P4">WHERE cliente.nome_cliente=emprestimo.nome_cliente</text:p>
      <text:p text:style-name="P4">ORDER BY cliente.nome_cliente;</text:p>
      <text:p text:style-name="P4"><text:soft-page-break/></text:p>
      <text:p text:style-name="P4"/>
      <text:p text:style-name="P4">--02-Nome e cidade de clientes que possuem emprestimo na PUC, ordenado pelo nome do cliente</text:p>
      <text:p text:style-name="P4">SELECT DISTINCT cliente.nome_cliente, cliente.cidade_cliente</text:p>
      <text:p text:style-name="P4">FROM cliente, emprestimo</text:p>
      <text:p text:style-name="P4">WHERE cliente.nome_cliente=emprestimo.nome_cliente</text:p>
      <text:p text:style-name="P4">and emprestimo.nome_agencia='PUC'</text:p>
      <text:p text:style-name="P4">ORDER BY cliente.nome_cliente;</text:p>
      <text:p text:style-name="P4"/>
      <text:p text:style-name="P4">SELECT * FROM CONTA;</text:p>
      <text:p text:style-name="P4"/>
      <text:p text:style-name="P4">--03-Nomes de Clientes com saldo entre 100 e 900</text:p>
      <text:p text:style-name="P4">SELECT cliente.nome_cliente, sum(deposito.saldo_deposito)</text:p>
      <text:p text:style-name="P4">FROM cliente, deposito</text:p>
      <text:p text:style-name="P4">WHERE cliente.nome_cliente=deposito.nome_cliente</text:p>
      <text:p text:style-name="P4">GROUP BY cliente.nome_cliente</text:p>
      <text:p text:style-name="P4">HAVING sum(deposito.saldo_deposito) between 100 and 900;</text:p>
      <text:p text:style-name="P4"/>
      <text:p text:style-name="P4"/>
      <text:p text:style-name="P4">--04-Nomes de clientes, valores de depósitos e empréstimos na agencia PUC</text:p>
      <text:p text:style-name="P4">SELECT D.nome_cliente, D.saldo_deposito, E.valor_emprestimo, E.nome_agencia</text:p>
      <text:p text:style-name="P4">FROM deposito AS D, emprestimo AS E</text:p>
      <text:p text:style-name="P4">WHERE D.nome_agencia='PUC' AND</text:p>
      <text:p text:style-name="P4">D.nome_agencia=E.nome_agencia AND</text:p>
      <text:p text:style-name="P4">D.nome_cliente=E.nome_cliente</text:p>
      <text:p text:style-name="P4"/>
      <text:p text:style-name="P4"/>
      <text:p text:style-name="P4">﻿--05-Selecione os nomes dos clientes da cidade de Contagem com depósitos maiores do que R$ 3.000,00</text:p>
      <text:p text:style-name="P4">select cliente.nome_cliente, cliente.cidade_cliente, deposito.saldo_deposito</text:p>
      <text:p text:style-name="P4"><text:soft-page-break/>from cliente, deposito</text:p>
      <text:p text:style-name="P4">where cliente.nome_cliente=deposito.nome_cliente</text:p>
      <text:p text:style-name="P4">and cliente.cidade_cliente = 'Contagem'</text:p>
      <text:p text:style-name="P4">and deposito.saldo_deposito &gt; 3000;</text:p>
      <text:p text:style-name="P4"/>
      <text:p text:style-name="P4"/>
      <text:p text:style-name="P4">--06-Um gerente pretende criar uma lista de clientes que correm o risco</text:p>
      <text:p text:style-name="P4">--de se individar de maneira irreversível. Para tanto ele formulou</text:p>
      <text:p text:style-name="P4">--a seguinte pesquisa:</text:p>
      <text:p text:style-name="P4">--Selecione os clientes da cidade de Santa Luzia com depósitos</text:p>
      <text:p text:style-name="P4">--menores do que R$ 1.000,00 e emprestimos maiores que R$ 1.000,00</text:p>
      <text:p text:style-name="P4">select cliente.nome_cliente, cliente.cidade_cliente, </text:p>
      <text:p text:style-name="P4"><text:s text:c="7"/>deposito.saldo_deposito, emprestimo.valor_emprestimo</text:p>
      <text:p text:style-name="P4">from cliente, emprestimo, deposito</text:p>
      <text:p text:style-name="P4">where cliente.nome_cliente = deposito.nome_cliente</text:p>
      <text:p text:style-name="P4">and deposito.nome_cliente = emprestimo.nome_cliente</text:p>
      <text:p text:style-name="P4">and cliente.cidade_cliente = 'Santa Luzia'</text:p>
      <text:p text:style-name="P4">and deposito.saldo_deposito &lt; 1000</text:p>
      <text:p text:style-name="P4">and emprestimo.valor_emprestimo &gt; 1000</text:p>
      <text:p text:style-name="P4"/>
      <text:p text:style-name="P4"/>
      <text:p text:style-name="P4">--07-Um gerente pretende criar uma lista de clientes que correm o risco</text:p>
      <text:p text:style-name="P4">--de se individar de maneira irreversível. Para tanto ele formulou</text:p>
      <text:p text:style-name="P4">--a seguinte pesquisa:</text:p>
      <text:p text:style-name="P4">--Selecione os clientes da cidade de Santa Luzia com uma média de </text:p>
      <text:p text:style-name="P4">--depósitos menor do que a média de empréstimos</text:p>
      <text:p text:style-name="P4">select cliente.nome_cliente, avg(deposito.saldo_deposito), avg(emprestimo.valor_emprestimo)</text:p>
      <text:p text:style-name="P4">from cliente, deposito, emprestimo</text:p>
      <text:p text:style-name="P4">where cliente.nome_cliente = deposito.nome_cliente</text:p>
      <text:p text:style-name="P4">and deposito.nome_cliente = emprestimo.nome_cliente</text:p>
      <text:p text:style-name="P4">and cliente.cidade_cliente = 'Santa Luzia'</text:p>
      <text:p text:style-name="P4"><text:soft-page-break/>group by cliente.nome_cliente</text:p>
      <text:p text:style-name="P4">having avg(deposito.saldo_deposito) &lt; avg(emprestimo.valor_emprestimo)</text:p>
      <text:p text:style-name="P4"/>
      <text:p text:style-name="P4"/>
      <text:p text:style-name="P4">--08-É preciso atualizar a informação do saldo do cliente na tabela cliente.</text:p>
      <text:p text:style-name="P4">--para este propósito devemos levar em conta o saldo dos depósitos menos os</text:p>
      <text:p text:style-name="P4">--saldos de empréstimos. o cálculo final deve ser armazenado na tabela conta.</text:p>
      <text:p text:style-name="P4"/>
      <text:p text:style-name="P4">UPDATE CONTA SET SALDO_CONTA = 0;</text:p>
      <text:p text:style-name="P4"/>
      <text:p text:style-name="P4">SELECT NOME_CLIENTE, SALDO_CONTA FROM CONTA ORDER BY SALDO_CONTA DESC;</text:p>
      <text:p text:style-name="P4"/>
      <text:p text:style-name="P4">SELECT NUMERO_CONTA, NOME_AGENCIA, NOME_CLIENTE, SUM(SALDO_DEPOSITO)</text:p>
      <text:p text:style-name="P4">FROM DEPOSITO </text:p>
      <text:p text:style-name="P4">GROUP BY NUMERO_CONTA, NOME_AGENCIA, NOME_CLIENTE;</text:p>
      <text:p text:style-name="P4"/>
      <text:p text:style-name="P4"/>
      <text:p text:style-name="P4">--Primeiro os clientes que possuem deposito e emprestimos (ambos)</text:p>
      <text:p text:style-name="P4">SELECT<text:tab/>E.NOME_CLIENTE, E.NOME_AGENCIA, E.NUMERO_CONTA,</text:p>
      <text:p text:style-name="P4"><text:s text:c="8"/>SUM(D.SALDO_DEPOSITO), SUM(E.VALOR_EMPRESTIMO), </text:p>
      <text:p text:style-name="P4"><text:tab/>SUM(D.SALDO_DEPOSITO)-SUM(E.VALOR_EMPRESTIMO) AS TOTAL</text:p>
      <text:p text:style-name="P4">FROM EMPRESTIMO AS E, DEPOSITO AS D</text:p>
      <text:p text:style-name="P4">WHERE E.NOME_CLIENTE = D.NOME_CLIENTE</text:p>
      <text:p text:style-name="P4">GROUP BY E.NOME_CLIENTE, E.NOME_AGENCIA, E.NUMERO_CONTA;</text:p>
      <text:p text:style-name="P4"/>
      <text:p text:style-name="P4"/>
      <text:p text:style-name="P4">--Atualiza contas que possuem deposito e emprestimos (ambos)</text:p>
      <text:p text:style-name="P4">UPDATE CONTA SET SALDO_CONTA = RELATORIO.TOTAL</text:p>
      <text:p text:style-name="P4">FROM(</text:p>
      <text:p text:style-name="P4"><text:tab/>SELECT<text:tab/>E.NOME_CLIENTE, E.NOME_AGENCIA, E.NUMERO_CONTA,</text:p>
      <text:p text:style-name="P4"><text:soft-page-break/><text:tab/><text:tab/>SUM(D.SALDO_DEPOSITO), SUM(E.VALOR_EMPRESTIMO), </text:p>
      <text:p text:style-name="P4"><text:tab/><text:tab/>SUM(D.SALDO_DEPOSITO)-SUM(E.VALOR_EMPRESTIMO) AS TOTAL</text:p>
      <text:p text:style-name="P4"><text:tab/>FROM EMPRESTIMO AS E, DEPOSITO AS D</text:p>
      <text:p text:style-name="P4"><text:tab/>WHERE E.NOME_CLIENTE = D.NOME_CLIENTE</text:p>
      <text:p text:style-name="P4"><text:tab/>GROUP BY E.NOME_CLIENTE, E.NOME_AGENCIA, E.NUMERO_CONTA</text:p>
      <text:p text:style-name="P4">) AS RELATORIO</text:p>
      <text:p text:style-name="P4">WHERE CONTA.NOME_CLIENTE = RELATORIO.NOME_CLIENTE</text:p>
      <text:p text:style-name="P4">AND <text:s text:c="2"/>CONTA.NOME_AGENCIA = RELATORIO.NOME_AGENCIA</text:p>
      <text:p text:style-name="P4">AND <text:s text:c="2"/>CONTA.NUMERO_CONTA = RELATORIO.NUMERO_CONTA;</text:p>
      <text:p text:style-name="P4"/>
      <text:p text:style-name="P4"/>
      <text:p text:style-name="P4">-- SEGUNDO OS CLIENTES QUE POSSUEM APENAS DEṔOSITOS</text:p>
      <text:p text:style-name="P4">SELECT <text:s/>D.NOME_CLIENTE, D.NOME_AGENCIA, D.NUMERO_CONTA,</text:p>
      <text:p text:style-name="P4"><text:tab/>SUM(D.SALDO_DEPOSITO) AS SALDO</text:p>
      <text:p text:style-name="P4">FROM DEPOSITO AS D</text:p>
      <text:p text:style-name="P4">WHERE D.NOME_CLIENTE NOT IN (</text:p>
      <text:p text:style-name="P4"><text:tab/>SELECT DISTINCT E.NOME_CLIENTE</text:p>
      <text:p text:style-name="P4"><text:tab/>FROM EMPRESTIMO AS E</text:p>
      <text:p text:style-name="P4">)</text:p>
      <text:p text:style-name="P4">GROUP BY D.NOME_CLIENTE, D.NOME_AGENCIA, D.NUMERO_CONTA;</text:p>
      <text:p text:style-name="P4"/>
      <text:p text:style-name="P4">-- ATUALIZA CONTAS QUE POSSUEM APENAS DEPOSITO</text:p>
      <text:p text:style-name="P4">UPDATE CONTA SET SALDO_CONTA = R.SALDO</text:p>
      <text:p text:style-name="P4">FROM (</text:p>
      <text:p text:style-name="P4"><text:tab/>SELECT <text:s/>D.NOME_CLIENTE, D.NOME_AGENCIA, D.NUMERO_CONTA,</text:p>
      <text:p text:style-name="P4"><text:tab/><text:tab/>SUM(D.SALDO_DEPOSITO) AS SALDO</text:p>
      <text:p text:style-name="P4"><text:tab/>FROM DEPOSITO AS D</text:p>
      <text:p text:style-name="P4"><text:tab/>WHERE D.NOME_CLIENTE NOT IN (</text:p>
      <text:p text:style-name="P4"><text:tab/><text:tab/>SELECT DISTINCT E.NOME_CLIENTE</text:p>
      <text:p text:style-name="P4"><text:tab/><text:tab/>FROM EMPRESTIMO AS E</text:p>
      <text:p text:style-name="P4"><text:tab/>)</text:p>
      <text:p text:style-name="P4"><text:soft-page-break/><text:tab/>GROUP BY D.NOME_CLIENTE, D.NOME_AGENCIA, D.NUMERO_CONTA</text:p>
      <text:p text:style-name="P4">) AS R</text:p>
      <text:p text:style-name="P4">WHERE <text:s text:c="2"/>CONTA.NOME_CLIENTE = R.NOME_CLIENTE</text:p>
      <text:p text:style-name="P4">AND <text:tab/>CONTA.NOME_AGENCIA = R.NOME_AGENCIA</text:p>
      <text:p text:style-name="P4">AND<text:tab/>CONTA.NUMERO_CONTA = R.NUMERO_CONTA;</text:p>
      <text:p text:style-name="P4"/>
      <text:p text:style-name="P4"/>
      <text:p text:style-name="P4">-- TERCEIRO OS CLIENTE QUE POSSUEM APENAS EMPRESTIMOS</text:p>
      <text:p text:style-name="P4">SELECT <text:s/>E.NOME_CLIENTE, E.NOME_AGENCIA, E.NUMERO_CONTA,</text:p>
      <text:p text:style-name="P4"><text:tab/>-SUM(E.VALOR_EMPRESTIMO) AS DIVIDA</text:p>
      <text:p text:style-name="P4">FROM EMPRESTIMO AS E</text:p>
      <text:p text:style-name="P4">WHERE E.NOME_CLIENTE NOT IN (</text:p>
      <text:p text:style-name="P4"><text:tab/>SELECT DISTINCT D.NOME_CLIENTE</text:p>
      <text:p text:style-name="P4"><text:tab/>FROM DEPOSITO AS D</text:p>
      <text:p text:style-name="P4">)</text:p>
      <text:p text:style-name="P4">GROUP BY E.NOME_CLIENTE, E.NOME_AGENCIA, E.NUMERO_CONTA;</text:p>
      <text:p text:style-name="P4"/>
      <text:p text:style-name="P4">-- ATUALIZA CONTAS QUE POSSUEM APENAS EMPRESTIMO</text:p>
      <text:p text:style-name="P4">UPDATE CONTA SET SALDO_CONTA = R.DIVIDA</text:p>
      <text:p text:style-name="P4">FROM (</text:p>
      <text:p text:style-name="P4"><text:tab/>SELECT <text:s/>E.NOME_CLIENTE, E.NOME_AGENCIA, E.NUMERO_CONTA,</text:p>
      <text:p text:style-name="P4"><text:tab/><text:tab/>-SUM(E.VALOR_EMPRESTIMO) AS DIVIDA</text:p>
      <text:p text:style-name="P4"><text:tab/>FROM EMPRESTIMO AS E</text:p>
      <text:p text:style-name="P4"><text:tab/>WHERE E.NOME_CLIENTE NOT IN (</text:p>
      <text:p text:style-name="P4"><text:tab/><text:tab/>SELECT DISTINCT D.NOME_CLIENTE</text:p>
      <text:p text:style-name="P4"><text:tab/><text:tab/>FROM DEPOSITO AS D</text:p>
      <text:p text:style-name="P4"><text:tab/>)</text:p>
      <text:p text:style-name="P4"><text:tab/>GROUP BY E.NOME_CLIENTE, E.NOME_AGENCIA, E.NUMERO_CONTA</text:p>
      <text:p text:style-name="P4">) AS R</text:p>
      <text:p text:style-name="P4">WHERE <text:s text:c="2"/>CONTA.NOME_CLIENTE = R.NOME_CLIENTE</text:p>
      <text:p text:style-name="P4">AND <text:tab/>CONTA.NOME_AGENCIA = R.NOME_AGENCIA</text:p>
      <text:p text:style-name="P4"><text:soft-page-break/>AND<text:tab/>CONTA.NUMERO_CONTA = R.NUMERO_CONTA;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sans-serif" svg:font-family="sans-serif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8-17T21:25:29.727486617</meta:creation-date>
    <dc:date>2020-08-17T21:38:54.275034353</dc:date>
    <meta:editing-duration>PT3M14S</meta:editing-duration>
    <meta:editing-cycles>1</meta:editing-cycles>
    <meta:document-statistic meta:table-count="0" meta:image-count="0" meta:object-count="0" meta:page-count="17" meta:paragraph-count="345" meta:word-count="1929" meta:character-count="14501" meta:non-whitespace-character-count="12888"/>
    <meta:generator>LibreOffice/6.3.6.2$Linux_X86_64 LibreOffice_project/30$Build-2</meta:generator>
  </office:meta>
</office:document-meta>
</file>